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1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462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2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Titelfolie" presentation:presentation-page-layout-name="Master1-PPL1" draw:id="Slide-256">
        <draw:g draw:name="Gruppieren 9" draw:id="id63">
          <svg:title/>
          <svg:desc/>
          <draw:custom-shape svg:x="0.74309in" svg:y="0.02423in" svg:width="7.99085in" svg:height="1.0472in" draw:id="id149" draw:style-name="a551" draw:name="Rechteck 10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034in" svg:y="0.02423in" svg:width="8.00309in" svg:height="1.04342in" draw:id="id150" draw:style-name="a560" draw:name="Rechteck 11">
            <svg:title/>
            <svg:desc/>
            <text:p text:style-name="a553" text:class-names="" text:cond-style-name=""><text:span text:style-name="a552" text:class-names="">Variable definieren und initialisieren</text:span></text:p>
            <text:p text:style-name="a555" text:class-names="" text:cond-style-name=""><text:span text:style-name="a554" text:class-names="">double d_Geschwindigkeit = 0;<text:tab/>double d_Anhalteweg = 0; <text:tab/></text:span></text:p>
            <text:p text:style-name="a557" text:class-names="" text:cond-style-name=""><text:span text:style-name="a556" text:class-names="">int iVerzoegerung = 0;<text:tab/><text:tab/>int iWeg = 0;<text:tab/> <text:tab/>char cNochmal = ‘j‘;</text:span></text:p>
            <text:p text:style-name="a559" text:class-names="" text:cond-style-name=""><text:span text:style-name="a558" text:class-names="">int iReaktion = 0;<text:tab/><text:tab/>int iVerhaeltnisse = 0;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61" draw:id="id64">
          <svg:title/>
          <svg:desc/>
          <draw:custom-shape svg:x="1.41297in" svg:y="1.07154in" svg:width="7.32097in" svg:height="0.3937in" draw:id="id147" draw:style-name="a545" draw:name="Rechteck 72">
            <svg:title/>
            <svg:desc/>
            <text:p text:style-name="a544" text:class-names="" text:cond-style-name=""><text:span text:style-name="a5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9188in" svg:y="1.11732in" svg:width="6.65926in" svg:height="0.33659in" draw:id="id148" draw:style-name="a548" draw:name="Rechteck 73">
            <svg:title/>
            <svg:desc/>
            <text:p text:style-name="a547" text:class-names="" text:cond-style-name=""><text:span text:style-name="a546" text:class-names="">Bildschirm löschen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7" draw:id="id65">
          <svg:title/>
          <svg:desc/>
          <draw:custom-shape svg:x="1.41492in" svg:y="1.88043in" svg:width="0.6642in" svg:height="2.45936in" draw:id="id139" draw:style-name="a530" draw:name="Rechteck 41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3" draw:id="id140">
            <svg:title/>
            <svg:desc/>
            <draw:g draw:name="Gruppieren 2" draw:id="id141">
              <svg:title/>
              <svg:desc/>
              <draw:g draw:name="Gruppieren 43" draw:id="id143">
                <svg:title/>
                <svg:desc/>
                <draw:custom-shape svg:x="2.0959in" svg:y="3.81417in" svg:width="6.64284in" svg:height="0.52562in" draw:id="id145" draw:style-name="a539" draw:name="Rechteck 22">
                  <svg:title/>
                  <svg:desc/>
                  <text:p text:style-name="a538" text:class-names="" text:cond-style-name=""><text:span text:style-name="a5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3.9835in" svg:y="3.84444in" svg:width="2.86488in" svg:height="0.33659in" draw:id="id146" draw:style-name="a542" draw:name="Rechteck 25">
                  <svg:title/>
                  <svg:desc/>
                  <text:p text:style-name="a541" text:class-names="" text:cond-style-name=""><text:span text:style-name="a54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  <draw:custom-shape svg:x="2.0025in" svg:y="3.84183in" svg:width="0.47111in" svg:height="0.4715in" draw:id="id144" draw:style-name="a536" draw:name="Rechteck 68">
                <svg:title/>
                <svg:desc/>
                <text:p text:style-name="a535" text:class-names="" text:cond-style-name=""><text:span text:style-name="a53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ustom-shape svg:x="2.33313in" svg:y="3.92647in" svg:width="6.05906in" svg:height="0.33659in" draw:id="id142" draw:style-name="a533" draw:name="Rechteck 74">
              <svg:title/>
              <svg:desc/>
              <text:p text:style-name="a532" text:class-names="" text:cond-style-name=""><text:span text:style-name="a531" text:class-names="">Solange iVerhaeltnisse &lt; 1 oder iVerhaeltnisse &gt; 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uppieren 75" draw:id="id66">
          <svg:title/>
          <svg:desc/>
          <draw:custom-shape svg:x="1.41297in" svg:y="1.47716in" svg:width="7.32097in" svg:height="0.3937in" draw:id="id137" draw:style-name="a524" draw:name="Rechteck 76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9188in" svg:y="1.55866in" svg:width="6.65926in" svg:height="0.33659in" draw:id="id138" draw:style-name="a527" draw:name="Rechteck 77">
            <svg:title/>
            <svg:desc/>
            <text:p text:style-name="a526" text:class-names="" text:cond-style-name=""><text:span text:style-name="a525" text:class-names="">Ausgabe: Bedienungsanleitung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8" draw:id="id67">
          <svg:title/>
          <svg:desc/>
          <draw:custom-shape svg:x="1.42565in" svg:y="4.35038in" svg:width="7.32097in" svg:height="0.3937in" draw:id="id135" draw:style-name="a518" draw:name="Rechteck 79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4.43188in" svg:width="6.65926in" svg:height="0.33659in" draw:id="id136" draw:style-name="a521" draw:name="Rechteck 80">
            <svg:title/>
            <svg:desc/>
            <text:p text:style-name="a520" text:class-names="" text:cond-style-name=""><text:span text:style-name="a519" text:class-names="">Eingabe: d_Geschwindigkeit, iWeg, iReaktion (incl. Eingabeaufforderung)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1" draw:id="id68">
          <svg:title/>
          <svg:desc/>
          <draw:custom-shape svg:x="1.42565in" svg:y="4.74271in" svg:width="7.32097in" svg:height="0.3937in" draw:id="id133" draw:style-name="a512" draw:name="Rechteck 82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4.82421in" svg:width="6.65926in" svg:height="0.33659in" draw:id="id134" draw:style-name="a515" draw:name="Rechteck 83">
            <svg:title/>
            <svg:desc/>
            <text:p text:style-name="a514" text:class-names="" text:cond-style-name=""><text:span text:style-name="a513" text:class-names="">d_Geschwindigkeit /= 3.6;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4" draw:id="id69">
          <svg:title/>
          <svg:desc/>
          <draw:custom-shape svg:x="2.08549in" svg:y="1.90886in" svg:width="6.66113in" svg:height="0.3937in" draw:id="id131" draw:style-name="a504" draw:name="Rechteck 85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3926in" svg:y="1.99036in" svg:width="6.05906in" svg:height="0.33659in" draw:id="id132" draw:style-name="a509" draw:name="Rechteck 86">
            <svg:title/>
            <svg:desc/>
            <text:p text:style-name="a508" text:class-names="" text:cond-style-name=""><text:span text:style-name="a505" text:class-names="">Eingabe:<text:s text:c="1"/></text:span><text:span text:style-name="a506" text:class-names="">iVerhaeltnisse</text:span><text:span text:style-name="a507" text:class-names=""><text:s text:c="1"/>(incl. Ausgabe Menü)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90" draw:id="id70">
          <svg:title/>
          <svg:desc/>
          <draw:custom-shape svg:x="5.20808in" svg:y="6.10114in" svg:width="3.53679in" svg:height="0.3937in" draw:id="id129" draw:style-name="a498" draw:name="Rechteck 91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4282in" svg:y="6.18264in" svg:width="3.21712in" svg:height="0.33659in" draw:id="id130" draw:style-name="a501" draw:name="Rechteck 92">
            <svg:title/>
            <svg:desc/>
            <text:p text:style-name="a500" text:class-names="" text:cond-style-name=""><text:span text:style-name="a499" text:class-names="">Glück gehabt !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1" draw:id="id71">
          <svg:title/>
          <svg:desc/>
          <draw:g draw:name="Gruppieren 43" draw:id="id122">
            <svg:title/>
            <svg:desc/>
            <draw:custom-shape svg:x="1.42015in" svg:y="5.69565in" svg:width="7.32473in" svg:height="0.4094in" draw:id="id125" draw:style-name="a486" draw:name="Rechteck 36">
              <svg:title/>
              <svg:desc/>
              <text:p text:style-name="a485" text:class-names="" text:cond-style-name=""><text:span text:style-name="a4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41822in" svg:y="5.79988in" svg:width="0.60649in" svg:height="0.23422in" draw:id="id126" draw:style-name="a489" draw:name="Rechteck 37">
              <svg:title/>
              <svg:desc/>
              <text:p text:style-name="a488" text:class-names="" text:cond-style-name=""><text:span text:style-name="a487" text:class-names="">wah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09223in" svg:y="5.81179in" svg:width="0.55257in" svg:height="0.23422in" draw:id="id127" draw:style-name="a492" draw:name="Rechteck 38">
              <svg:title/>
              <svg:desc/>
              <text:p text:style-name="a491" text:class-names="" text:cond-style-name=""><text:span text:style-name="a490" text:class-names="">nei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90371in" svg:y="5.67684in" svg:width="2.1358in" svg:height="0.33659in" draw:id="id128" draw:style-name="a495" draw:name="Rechteck 39">
              <svg:title/>
              <svg:desc/>
              <text:p text:style-name="a494" text:class-names="" text:cond-style-name=""><text:span text:style-name="a493" text:class-names="">d_Anhalteweg &gt;= iWeg?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onnector draw:type="line" svg:x1="5.20808in" svg:y1="6.098in" svg:x2="8.74487in" svg:y2="5.69565in" draw:id="id123" draw:style-name="a482" draw:name="Gerade Verbindung 89">
            <svg:title/>
            <svg:desc/>
          </draw:connector>
          <draw:connector draw:type="line" svg:x1="1.42015in" svg:y1="5.69565in" svg:x2="5.20808in" svg:y2="6.098in" draw:id="id124" draw:style-name="a483" draw:name="Gerade Verbindung 91">
            <svg:title/>
            <svg:desc/>
          </draw:connector>
        </draw:g>
        <draw:g draw:name="Gruppieren 18" draw:id="id72">
          <svg:title/>
          <svg:desc/>
          <draw:custom-shape svg:x="1.42369in" svg:y="6.10641in" svg:width="3.78986in" svg:height="0.3937in" draw:id="id120" draw:style-name="a478" draw:name="Rechteck 7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808in" svg:y="6.1879in" svg:width="3.44731in" svg:height="0.33659in" draw:id="id121" draw:style-name="a481" draw:name="Rechteck 8">
            <svg:title/>
            <svg:desc/>
            <text:p text:style-name="a480" text:class-names="" text:cond-style-name=""><text:span text:style-name="a479" text:class-names="">CRASH !!!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9" draw:id="id73">
          <svg:title/>
          <svg:desc/>
          <draw:g draw:name="Gruppieren 26" draw:id="id91">
            <svg:title/>
            <svg:desc/>
            <draw:custom-shape svg:x="2.08177in" svg:y="2.3371in" svg:width="6.59505in" svg:height="0.56084in" draw:id="id107" draw:style-name="a451" draw:name="Rechteck 50">
              <svg:title/>
              <svg:desc/>
              <text:p text:style-name="a450" text:class-names="" text:cond-style-name=""><text:span text:style-name="a4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08004in" svg:y="2.62499in" svg:width="0.68633in" svg:height="0.32085in" draw:id="id108" draw:style-name="a454" draw:name="Rechteck 51">
              <svg:title/>
              <svg:desc/>
              <text:p text:style-name="a453" text:class-names="" text:cond-style-name=""><text:span text:style-name="a452" text:class-names="">Falls 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08919in" svg:y="2.62499in" svg:width="0.62146in" svg:height="0.32085in" draw:id="id109" draw:style-name="a457" draw:name="Rechteck 52">
              <svg:title/>
              <svg:desc/>
              <text:p text:style-name="a456" text:class-names="" text:cond-style-name=""><text:span text:style-name="a455" text:class-names="">sonst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25477in" svg:y="2.3071in" svg:width="1.44776in" svg:height="0.32085in" draw:id="id110" draw:style-name="a460" draw:name="Rechteck 53">
              <svg:title/>
              <svg:desc/>
              <text:p text:style-name="a459" text:class-names="" text:cond-style-name=""><text:span text:style-name="a458" text:class-names="">iVerhaeltnisse ?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34304in" svg:y1="2.6748in" svg:x2="8.67682in" svg:y2="2.3371in" draw:id="id111" draw:style-name="a461" draw:name="Gerade Verbindung 89">
              <svg:title/>
              <svg:desc/>
            </draw:connector>
            <draw:connector draw:type="line" svg:x1="2.08177in" svg:y1="2.3371in" svg:x2="7.35954in" svg:y2="2.6748in" draw:id="id112" draw:style-name="a462" draw:name="Gerade Verbindung 91">
              <svg:title/>
              <svg:desc/>
            </draw:connector>
            <draw:custom-shape svg:x="3.35213in" svg:y="2.62499in" svg:width="0.68633in" svg:height="0.32085in" draw:id="id113" draw:style-name="a465" draw:name="Rechteck 59">
              <svg:title/>
              <svg:desc/>
              <text:p text:style-name="a464" text:class-names="" text:cond-style-name=""><text:span text:style-name="a463" text:class-names="">Falls 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69771in" svg:y="2.62754in" svg:width="0.68633in" svg:height="0.32085in" draw:id="id114" draw:style-name="a468" draw:name="Rechteck 60">
              <svg:title/>
              <svg:desc/>
              <text:p text:style-name="a467" text:class-names="" text:cond-style-name=""><text:span text:style-name="a466" text:class-names="">Falls 3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00007in" svg:y="2.62499in" svg:width="0.68633in" svg:height="0.32085in" draw:id="id115" draw:style-name="a471" draw:name="Rechteck 62">
              <svg:title/>
              <svg:desc/>
              <text:p text:style-name="a470" text:class-names="" text:cond-style-name=""><text:span text:style-name="a469" text:class-names="">Falls 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33926in" svg:y1="2.89759in" svg:x2="7.33926in" svg:y2="2.6741in" draw:id="id116" draw:style-name="a472" draw:name="Gerade Verbindung 89">
              <svg:title/>
              <svg:desc/>
            </draw:connector>
            <draw:connector draw:type="line" svg:x1="3.35213in" svg:y1="2.89716in" svg:x2="3.35213in" svg:y2="2.41109in" draw:id="id117" draw:style-name="a473" draw:name="Gerade Verbindung 89">
              <svg:title/>
              <svg:desc/>
            </draw:connector>
            <draw:connector draw:type="line" svg:x1="4.69771in" svg:y1="2.91713in" svg:x2="4.69771in" svg:y2="2.50595in" draw:id="id118" draw:style-name="a474" draw:name="Gerade Verbindung 89">
              <svg:title/>
              <svg:desc/>
            </draw:connector>
            <draw:connector draw:type="line" svg:x1="6.00007in" svg:y1="2.89716in" svg:x2="6.00007in" svg:y2="2.61752in" draw:id="id119" draw:style-name="a475" draw:name="Gerade Verbindung 89">
              <svg:title/>
              <svg:desc/>
            </draw:connector>
          </draw:g>
          <draw:g draw:name="Gruppieren 94" draw:id="id92">
            <svg:title/>
            <svg:desc/>
            <draw:custom-shape svg:x="2.07738in" svg:y="2.90055in" svg:width="1.26831in" svg:height="0.90956in" draw:id="id105" draw:style-name="a439" draw:name="Rechteck 95">
              <svg:title/>
              <svg:desc/>
              <text:p text:style-name="a438" text:class-names="" text:cond-style-name=""><text:span text:style-name="a4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05139in" svg:y="2.84777in" svg:width="1.38376in" svg:height="0.99463in" draw:id="id106" draw:style-name="a448" draw:name="Rechteck 96">
              <svg:title/>
              <svg:desc/>
              <text:p text:style-name="a441" text:class-names="" text:cond-style-name=""><text:span text:style-name="a440" text:class-names="">Trockener</text:span></text:p>
              <text:p text:style-name="a443" text:class-names="" text:cond-style-name=""><text:span text:style-name="a442" text:class-names="">Beton</text:span></text:p>
              <text:p text:style-name="a445" text:class-names="" text:cond-style-name=""><text:span text:style-name="a444" text:class-names="">iVerzoegerung</text:span></text:p>
              <text:p text:style-name="a447" text:class-names="" text:cond-style-name=""><text:span text:style-name="a446" text:class-names="">= 9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97" draw:id="id93">
            <svg:title/>
            <svg:desc/>
            <draw:custom-shape svg:x="3.34916in" svg:y="2.901in" svg:width="1.34764in" svg:height="0.90956in" draw:id="id103" draw:style-name="a427" draw:name="Rechteck 98">
              <svg:title/>
              <svg:desc/>
              <text:p text:style-name="a426" text:class-names="" text:cond-style-name=""><text:span text:style-name="a42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2317in" svg:y="2.83234in" svg:width="1.38376in" svg:height="0.99463in" draw:id="id104" draw:style-name="a436" draw:name="Rechteck 99">
              <svg:title/>
              <svg:desc/>
              <text:p text:style-name="a429" text:class-names="" text:cond-style-name=""><text:span text:style-name="a428" text:class-names="">Trockener</text:span></text:p>
              <text:p text:style-name="a431" text:class-names="" text:cond-style-name=""><text:span text:style-name="a430" text:class-names="">Asphalt</text:span></text:p>
              <text:p text:style-name="a433" text:class-names="" text:cond-style-name=""><text:span text:style-name="a432" text:class-names="">iVerzoegerung</text:span></text:p>
              <text:p text:style-name="a435" text:class-names="" text:cond-style-name=""><text:span text:style-name="a434" text:class-names="">= 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100" draw:id="id94">
            <svg:title/>
            <svg:desc/>
            <draw:custom-shape svg:x="4.69384in" svg:y="2.90363in" svg:width="1.29737in" svg:height="0.90956in" draw:id="id101" draw:style-name="a414" draw:name="Rechteck 101">
              <svg:title/>
              <svg:desc/>
              <text:p text:style-name="a413" text:class-names="" text:cond-style-name=""><text:span text:style-name="a4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66726in" svg:y="2.85085in" svg:width="1.41546in" svg:height="0.99463in" draw:id="id102" draw:style-name="a424" draw:name="Rechteck 102">
              <svg:title/>
              <svg:desc/>
              <text:p text:style-name="a416" text:class-names="" text:cond-style-name=""><text:span text:style-name="a415" text:class-names="">Nasser</text:span></text:p>
              <text:p text:style-name="a418" text:class-names="" text:cond-style-name=""><text:span text:style-name="a417" text:class-names="">Beton</text:span></text:p>
              <text:p text:style-name="a421" text:class-names="" text:cond-style-name=""><text:span text:style-name="a419" text:class-names="">iVerzoegerung</text:span><text:span text:style-name="a420" text:class-names=""/></text:p>
              <text:p text:style-name="a423" text:class-names="" text:cond-style-name=""><text:span text:style-name="a422" text:class-names="">= 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103" draw:id="id95">
            <svg:title/>
            <svg:desc/>
            <draw:custom-shape svg:x="6.00308in" svg:y="2.89895in" svg:width="1.33598in" svg:height="0.90956in" draw:id="id99" draw:style-name="a401" draw:name="Rechteck 104">
              <svg:title/>
              <svg:desc/>
              <text:p text:style-name="a400" text:class-names="" text:cond-style-name=""><text:span text:style-name="a3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97572in" svg:y="2.84617in" svg:width="1.4576in" svg:height="0.99463in" draw:id="id100" draw:style-name="a411" draw:name="Rechteck 105">
              <svg:title/>
              <svg:desc/>
              <text:p text:style-name="a403" text:class-names="" text:cond-style-name=""><text:span text:style-name="a402" text:class-names="">Nasser</text:span></text:p>
              <text:p text:style-name="a405" text:class-names="" text:cond-style-name=""><text:span text:style-name="a404" text:class-names="">Asphalt</text:span></text:p>
              <text:p text:style-name="a408" text:class-names="" text:cond-style-name=""><text:span text:style-name="a406" text:class-names="">iVerzoegerung</text:span><text:span text:style-name="a407" text:class-names=""/></text:p>
              <text:p text:style-name="a410" text:class-names="" text:cond-style-name=""><text:span text:style-name="a409" text:class-names="">= 3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109" draw:id="id96">
            <svg:title/>
            <svg:desc/>
            <draw:custom-shape svg:x="7.34643in" svg:y="2.90305in" svg:width="1.33874in" svg:height="0.90956in" draw:id="id97" draw:style-name="a395" draw:name="Rechteck 110">
              <svg:title/>
              <svg:desc/>
              <text:p text:style-name="a394" text:class-names="" text:cond-style-name=""><text:span text:style-name="a3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3272in" svg:y="2.99937in" svg:width="1.36616in" svg:height="0.54544in" draw:id="id98" draw:style-name="a398" draw:name="Rechteck 111">
              <svg:title/>
              <svg:desc/>
              <text:p text:style-name="a397" text:class-names="" text:cond-style-name=""><text:span text:style-name="a396" text:class-names="">Fehler-meldung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uppieren 87" draw:id="id74">
          <svg:title/>
          <svg:desc/>
          <draw:custom-shape svg:x="1.41997in" svg:y="5.13089in" svg:width="7.32665in" svg:height="0.56939in" draw:id="id89" draw:style-name="a389" draw:name="Rechteck 107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991in" svg:y="5.1212in" svg:width="6.66442in" svg:height="0.5722in" draw:id="id90" draw:style-name="a392" draw:name="Rechteck 108">
            <svg:title/>
            <svg:desc/>
            <text:p text:style-name="a391" text:class-names="" text:cond-style-name=""><text:span text:style-name="a390" text:class-names="">d_Anhalteweg = d_Geschwindigkeit * iReaktion + d_Geschwindigkeit * d_Geschwindigkeit / (2 * iVerzoegerung);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4309in" svg:y="1.07143in" svg:width="0.6642in" svg:height="6.40434in" draw:id="id75" draw:style-name="a360" draw:name="Rechteck 11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88" draw:id="id76">
          <svg:title/>
          <svg:desc/>
          <draw:custom-shape svg:x="1.42565in" svg:y="6.49341in" svg:width="7.32097in" svg:height="0.29022in" draw:id="id87" draw:style-name="a383" draw:name="Rechteck 89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6.46881in" svg:width="6.65926in" svg:height="0.24812in" draw:id="id88" draw:style-name="a386" draw:name="Rechteck 122">
            <svg:title/>
            <svg:desc/>
            <text:p text:style-name="a385" text:class-names="" text:cond-style-name=""><text:span text:style-name="a384" text:class-names="">Ausgabe: Nochmal?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123" draw:id="id77">
          <svg:title/>
          <svg:desc/>
          <draw:custom-shape svg:x="1.42565in" svg:y="6.78611in" svg:width="7.32097in" svg:height="0.29513in" draw:id="id85" draw:style-name="a377" draw:name="Rechteck 124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6.75795in" svg:width="6.65926in" svg:height="0.25232in" draw:id="id86" draw:style-name="a380" draw:name="Rechteck 125">
            <svg:title/>
            <svg:desc/>
            <text:p text:style-name="a379" text:class-names="" text:cond-style-name=""><text:span text:style-name="a378" text:class-names="">Eingabe: cNochmal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5" draw:id="id78">
          <svg:title/>
          <svg:desc/>
          <draw:g draw:name="Gruppieren 115" draw:id="id79">
            <svg:title/>
            <svg:desc/>
            <draw:g draw:name="Gruppieren 43" draw:id="id81">
              <svg:title/>
              <svg:desc/>
              <draw:custom-shape svg:x="1.53938in" svg:y="7.11234in" svg:width="7.285in" svg:height="0.43283in" draw:id="id83" draw:style-name="a371" draw:name="Rechteck 120">
                <svg:title/>
                <svg:desc/>
                <text:p text:style-name="a370" text:class-names="" text:cond-style-name=""><text:span text:style-name="a3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3.60946in" svg:y="7.13727in" svg:width="3.14183in" svg:height="0.27717in" draw:id="id84" draw:style-name="a374" draw:name="Rechteck 121">
                <svg:title/>
                <svg:desc/>
                <text:p text:style-name="a373" text:class-names="" text:cond-style-name=""><text:span text:style-name="a3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ustom-shape svg:x="1.79955in" svg:y="7.16911in" svg:width="6.64478in" svg:height="0.27717in" draw:id="id82" draw:style-name="a368" draw:name="Rechteck 117">
              <svg:title/>
              <svg:desc/>
              <text:p text:style-name="a367" text:class-names="" text:cond-style-name=""><text:span text:style-name="a364" text:class-names="">Solange<text:s text:c="1"/></text:span><text:span text:style-name="a365" text:class-names="">cNochmal</text:span><text:span text:style-name="a366" text:class-names=""><text:s text:c="1"/>= j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1.32253in" svg:y="7.13739in" svg:width="0.45608in" svg:height="0.38275in" draw:id="id80" draw:style-name="a363" draw:name="Rechteck 4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el und Inhal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6875in" svg:y="6.95139in" svg:width="2.25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.02.2024</text:date></text:span></text:p>
        </draw:text-box>
        <svg:title/>
        <svg:desc/>
      </draw:frame>
      <draw:frame draw:id="id3" presentation:style-name="a28" draw:name="Footer Placeholder 4" svg:x="3.3125in" svg:y="6.95139in" svg:width="3.37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0625in" svg:y="6.95139in" svg:width="2.25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le 1" svg:x="0.75in" svg:y="1.22743in" svg:width="8.5in" svg:height="2.61111in" presentation:class="title" presentation:placeholder="false">
        <draw:text-box>
          <text:p text:style-name="a35" text:class-names="" text:cond-style-name=""><text:span text:style-name="a33" text:class-names="">Titelmasterformat durch Klicken bearbeiten</text:span><text:span text:style-name="a34" text:class-names=""/></text:p>
        </draw:text-box>
        <svg:title/>
        <svg:desc/>
      </draw:frame>
      <draw:frame draw:id="id6" presentation:style-name="a40" draw:name="Subtitle 2" svg:x="1.25in" svg:y="3.93924in" svg:width="7.5in" svg:height="1.81076in" presentation:class="subtitle" presentation:placeholder="false">
        <draw:text-box>
          <text:p text:style-name="a39" text:class-names="" text:cond-style-name=""><text:span text:style-name="a37" text:class-names="">Formatvorlage des Untertitelmasters durch Klicken bearbeiten</text:span><text:span text:style-name="a38" text:class-names=""/></text:p>
        </draw:text-box>
        <svg:title/>
        <svg:desc/>
      </draw:frame>
      <draw:frame draw:id="id7" presentation:style-name="a44" draw:name="Date Placeholder 3" svg:x="0.6875in" svg:y="6.95139in" svg:width="2.25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8.02.2024</text:date></text:span></text:p>
        </draw:text-box>
        <svg:title/>
        <svg:desc/>
      </draw:frame>
      <draw:frame draw:id="id8" presentation:style-name="a47" draw:name="Footer Placeholder 4" svg:x="3.3125in" svg:y="6.95139in" svg:width="3.37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0625in" svg:y="6.95139in" svg:width="2.25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le 1" svg:x="0.6875in" svg:y="0.39931in" svg:width="8.625in" svg:height="1.44965in" presentation:class="title" presentation:placeholder="false">
        <draw:text-box>
          <text:p text:style-name="a54" text:class-names="" text:cond-style-name=""><text:span text:style-name="a52" text:class-names="">Titelmasterformat durch Klicken bearbeiten</text:span><text:span text:style-name="a53" text:class-names=""/></text:p>
        </draw:text-box>
        <svg:title/>
        <svg:desc/>
      </draw:frame>
      <draw:frame draw:id="id11" presentation:style-name="a72" draw:name="Content Placeholder 2" svg:x="0.6875in" svg:y="1.99653in" svg:width="8.62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Textmaster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6875in" svg:y="6.95139in" svg:width="2.25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8.02.2024</text:date></text:span></text:p>
        </draw:text-box>
        <svg:title/>
        <svg:desc/>
      </draw:frame>
      <draw:frame draw:id="id13" presentation:style-name="a79" draw:name="Footer Placeholder 4" svg:x="3.3125in" svg:y="6.95139in" svg:width="3.37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0625in" svg:y="6.95139in" svg:width="2.25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le 1" svg:x="0.68229in" svg:y="1.86979in" svg:width="8.625in" svg:height="3.11979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6" presentation:style-name="a91" draw:name="Text Placeholder 2" svg:x="0.68229in" svg:y="5.0191in" svg:width="8.62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Textmasterformat bearbeiten</text:span></text:p>
            </text:list-item>
          </text:list>
        </draw:text-box>
        <svg:title/>
        <svg:desc/>
      </draw:frame>
      <draw:frame draw:id="id17" presentation:style-name="a95" draw:name="Date Placeholder 3" svg:x="0.6875in" svg:y="6.95139in" svg:width="2.25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8.02.2024</text:date></text:span></text:p>
        </draw:text-box>
        <svg:title/>
        <svg:desc/>
      </draw:frame>
      <draw:frame draw:id="id18" presentation:style-name="a98" draw:name="Footer Placeholder 4" svg:x="3.3125in" svg:y="6.95139in" svg:width="3.3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0625in" svg:y="6.95139in" svg:width="2.25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le 1" svg:x="0.6875in" svg:y="0.39931in" svg:width="8.625in" svg:height="1.44965in" presentation:class="title" presentation:placeholder="false">
        <draw:text-box>
          <text:p text:style-name="a105" text:class-names="" text:cond-style-name=""><text:span text:style-name="a103" text:class-names="">Titelmasterformat durch Klicken bearbeiten</text:span><text:span text:style-name="a104" text:class-names=""/></text:p>
        </draw:text-box>
        <svg:title/>
        <svg:desc/>
      </draw:frame>
      <draw:frame draw:id="id21" presentation:style-name="a123" draw:name="Content Placeholder 2" svg:x="0.6875in" svg:y="1.99653in" svg:width="4.25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Textmaster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625in" svg:y="1.99653in" svg:width="4.25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Textmaster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6875in" svg:y="6.95139in" svg:width="2.25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8.02.2024</text:date></text:span></text:p>
        </draw:text-box>
        <svg:title/>
        <svg:desc/>
      </draw:frame>
      <draw:frame draw:id="id24" presentation:style-name="a147" draw:name="Footer Placeholder 5" svg:x="3.3125in" svg:y="6.95139in" svg:width="3.37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0625in" svg:y="6.95139in" svg:width="2.25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le 1" svg:x="0.6888in" svg:y="0.39931in" svg:width="8.625in" svg:height="1.44965in" presentation:class="title" presentation:placeholder="false">
        <draw:text-box>
          <text:p text:style-name="a154" text:class-names="" text:cond-style-name=""><text:span text:style-name="a152" text:class-names="">Titelmasterformat durch Klicken bearbeiten</text:span><text:span text:style-name="a153" text:class-names=""/></text:p>
        </draw:text-box>
        <svg:title/>
        <svg:desc/>
      </draw:frame>
      <draw:frame draw:id="id27" presentation:style-name="a159" draw:name="Text Placeholder 2" svg:x="0.6888in" svg:y="1.83854in" svg:width="4.23047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Textmasterformat bearbeiten</text:span></text:p>
            </text:list-item>
          </text:list>
        </draw:text-box>
        <svg:title/>
        <svg:desc/>
      </draw:frame>
      <draw:frame draw:id="id28" presentation:style-name="a176" draw:name="Content Placeholder 3" svg:x="0.6888in" svg:y="2.73958in" svg:width="4.23047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Textmaster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625in" svg:y="1.83854in" svg:width="4.2513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Textmasterformat bearbeiten</text:span></text:p>
            </text:list-item>
          </text:list>
        </draw:text-box>
        <svg:title/>
        <svg:desc/>
      </draw:frame>
      <draw:frame draw:id="id30" presentation:style-name="a197" draw:name="Content Placeholder 5" svg:x="5.0625in" svg:y="2.73958in" svg:width="4.2513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Textmaster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6875in" svg:y="6.95139in" svg:width="2.25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8.02.2024</text:date></text:span></text:p>
        </draw:text-box>
        <svg:title/>
        <svg:desc/>
      </draw:frame>
      <draw:frame draw:id="id32" presentation:style-name="a204" draw:name="Footer Placeholder 7" svg:x="3.3125in" svg:y="6.95139in" svg:width="3.37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0625in" svg:y="6.95139in" svg:width="2.25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le 1" svg:x="0.6875in" svg:y="0.39931in" svg:width="8.625in" svg:height="1.44965in" presentation:class="title" presentation:placeholder="false">
        <draw:text-box>
          <text:p text:style-name="a211" text:class-names="" text:cond-style-name=""><text:span text:style-name="a209" text:class-names="">Titelmasterformat durch Klicken bearbeiten</text:span><text:span text:style-name="a210" text:class-names=""/></text:p>
        </draw:text-box>
        <svg:title/>
        <svg:desc/>
      </draw:frame>
      <draw:frame draw:id="id35" presentation:style-name="a216" draw:name="Date Placeholder 2" svg:x="0.6875in" svg:y="6.95139in" svg:width="2.25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8.02.2024</text:date></text:span></text:p>
        </draw:text-box>
        <svg:title/>
        <svg:desc/>
      </draw:frame>
      <draw:frame draw:id="id36" presentation:style-name="a219" draw:name="Footer Placeholder 3" svg:x="3.3125in" svg:y="6.95139in" svg:width="3.37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0625in" svg:y="6.95139in" svg:width="2.25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e Placeholder 1" svg:x="0.6875in" svg:y="6.95139in" svg:width="2.25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8.02.2024</text:date></text:span></text:p>
        </draw:text-box>
        <svg:title/>
        <svg:desc/>
      </draw:frame>
      <draw:frame draw:id="id39" presentation:style-name="a230" draw:name="Footer Placeholder 2" svg:x="3.3125in" svg:y="6.95139in" svg:width="3.37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0625in" svg:y="6.95139in" svg:width="2.25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le 1" svg:x="0.6888in" svg:y="0.5in" svg:width="3.22526in" svg:height="1.75in" presentation:class="title" presentation:placeholder="false">
        <draw:text-box>
          <text:p text:style-name="a237" text:class-names="" text:cond-style-name=""><text:span text:style-name="a235" text:class-names="">Titelmasterformat durch Klicken bearbeiten</text:span><text:span text:style-name="a236" text:class-names=""/></text:p>
        </draw:text-box>
        <svg:title/>
        <svg:desc/>
      </draw:frame>
      <draw:frame draw:id="id42" presentation:style-name="a255" draw:name="Content Placeholder 2" svg:x="4.2513in" svg:y="1.07986in" svg:width="5.062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Textmaster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6888in" svg:y="2.25in" svg:width="3.22526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Textmasterformat bearbeiten</text:span></text:p>
            </text:list-item>
          </text:list>
        </draw:text-box>
        <svg:title/>
        <svg:desc/>
      </draw:frame>
      <draw:frame draw:id="id44" presentation:style-name="a263" draw:name="Date Placeholder 4" svg:x="0.6875in" svg:y="6.95139in" svg:width="2.25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8.02.2024</text:date></text:span></text:p>
        </draw:text-box>
        <svg:title/>
        <svg:desc/>
      </draw:frame>
      <draw:frame draw:id="id45" presentation:style-name="a266" draw:name="Footer Placeholder 5" svg:x="3.3125in" svg:y="6.95139in" svg:width="3.37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0625in" svg:y="6.95139in" svg:width="2.25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le 1" svg:x="0.6888in" svg:y="0.5in" svg:width="3.22526in" svg:height="1.75in" presentation:class="title" presentation:placeholder="false">
        <draw:text-box>
          <text:p text:style-name="a273" text:class-names="" text:cond-style-name=""><text:span text:style-name="a271" text:class-names="">Titelmasterformat durch Klicken bearbeiten</text:span><text:span text:style-name="a272" text:class-names=""/></text:p>
        </draw:text-box>
        <svg:title/>
        <svg:desc/>
      </draw:frame>
      <draw:frame draw:id="id48" presentation:style-name="a278" draw:name="Picture Placeholder 2" svg:x="4.2513in" svg:y="1.07986in" svg:width="5.0625in" svg:height="5.32986in" presentation:class="graphic" presentation:placeholder="false">
        <draw:text-box>
          <text:p text:style-name="a277" text:class-names="" text:cond-style-name=""><text:span text:style-name="a275" text:class-names="">Bild durch Klicken auf Symbol hinzufügen</text:span><text:span text:style-name="a276" text:class-names=""/></text:p>
        </draw:text-box>
        <svg:title/>
        <svg:desc/>
      </draw:frame>
      <draw:frame draw:id="id49" presentation:style-name="a282" draw:name="Text Placeholder 3" svg:x="0.6888in" svg:y="2.25in" svg:width="3.22526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</draw:text-box>
        <svg:title/>
        <svg:desc/>
      </draw:frame>
      <draw:frame draw:id="id50" presentation:style-name="a286" draw:name="Date Placeholder 4" svg:x="0.6875in" svg:y="6.95139in" svg:width="2.25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8.02.2024</text:date></text:span></text:p>
        </draw:text-box>
        <svg:title/>
        <svg:desc/>
      </draw:frame>
      <draw:frame draw:id="id51" presentation:style-name="a289" draw:name="Footer Placeholder 5" svg:x="3.3125in" svg:y="6.95139in" svg:width="3.37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7.0625in" svg:y="6.95139in" svg:width="2.25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3">
      <draw:frame draw:id="id53" presentation:style-name="a297" draw:name="Title 1" svg:x="0.6875in" svg:y="0.39931in" svg:width="8.625in" svg:height="1.44965in" presentation:class="title" presentation:placeholder="false">
        <draw:text-box>
          <text:p text:style-name="a296" text:class-names="" text:cond-style-name=""><text:span text:style-name="a294" text:class-names="">Titelmasterformat durch Klicken bearbeiten</text:span><text:span text:style-name="a295" text:class-names=""/></text:p>
        </draw:text-box>
        <svg:title/>
        <svg:desc/>
      </draw:frame>
      <draw:frame draw:id="id54" presentation:style-name="a314" draw:name="Vertical Text Placeholder 2" svg:x="0.6875in" svg:y="1.99653in" svg:width="8.62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Textmasterformat bearbeite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ünfte Ebene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6875in" svg:y="6.95139in" svg:width="2.25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8.02.2024</text:date></text:span></text:p>
        </draw:text-box>
        <svg:title/>
        <svg:desc/>
      </draw:frame>
      <draw:frame draw:id="id56" presentation:style-name="a321" draw:name="Footer Placeholder 4" svg:x="3.3125in" svg:y="6.95139in" svg:width="3.37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7.0625in" svg:y="6.95139in" svg:width="2.25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5">
      <draw:frame draw:id="id58" presentation:style-name="a329" draw:name="Vertical Title 1" svg:x="7.15625in" svg:y="0.39931in" svg:width="2.15625in" svg:height="6.3559in" presentation:class="title" presentation:placeholder="false">
        <draw:text-box>
          <text:p text:style-name="a328" text:class-names="" text:cond-style-name=""><text:span text:style-name="a326" text:class-names="">Titelmasterformat durch Klicken bearbeiten</text:span><text:span text:style-name="a327" text:class-names=""/></text:p>
        </draw:text-box>
        <svg:title/>
        <svg:desc/>
      </draw:frame>
      <draw:frame draw:id="id59" presentation:style-name="a346" draw:name="Vertical Text Placeholder 2" svg:x="0.6875in" svg:y="0.39931in" svg:width="6.34375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Textmasterformat bearbeite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Zweite Ebene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ünfte Ebene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6875in" svg:y="6.95139in" svg:width="2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8.02.2024</text:date></text:span></text:p>
        </draw:text-box>
        <svg:title/>
        <svg:desc/>
      </draw:frame>
      <draw:frame draw:id="id61" presentation:style-name="a353" draw:name="Footer Placeholder 4" svg:x="3.3125in" svg:y="6.95139in" svg:width="3.37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7.0625in" svg:y="6.95139in" svg:width="2.25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x</meta:initial-creator>
    <dc:creator>Ioannis Kiourtzidis</dc:creator>
    <meta:creation-date>2013-10-23T09:18:21Z</meta:creation-date>
    <dc:date>2024-02-08T11:03:41Z</dc:date>
    <meta:print-date>2013-11-15T09:40:06Z</meta:print-date>
    <meta:template xlink:href="Office%20Theme" xlink:type="simple"/>
    <meta:editing-cycles>43</meta:editing-cycles>
    <meta:editing-duration>PT0S</meta:editing-duration>
    <meta:document-statistic meta:paragraph-count="42" meta:word-count="174"/>
  </office:meta>
</office:document-meta>
</file>